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d53e1" officeooo:paragraph-rsid="000d53e1" style:font-size-asian="14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0d53e1" officeooo:paragraph-rsid="000d53e1" style:font-size-asian="14pt" style:font-weight-asian="bold" style:font-size-complex="16pt" style:font-weight-complex="bold"/>
    </style:style>
    <style:style style:name="P3" style:family="paragraph" style:parent-style-name="Standard">
      <style:text-properties fo:color="#0000cc" fo:font-size="13pt" officeooo:rsid="000d53e1" officeooo:paragraph-rsid="000d53e1" style:font-size-asian="13pt" style:font-size-complex="13pt"/>
    </style:style>
    <style:style style:name="P4" style:family="paragraph" style:parent-style-name="Standard">
      <style:paragraph-properties>
        <style:tab-stops>
          <style:tab-stop style:position="0.5673in"/>
        </style:tab-stops>
      </style:paragraph-properties>
      <style:text-properties fo:color="#0000cc" fo:font-size="13pt" officeooo:rsid="000d53e1" officeooo:paragraph-rsid="000d53e1" style:font-size-asian="13pt" style:font-size-complex="13pt"/>
    </style:style>
    <style:style style:name="P5" style:family="paragraph" style:parent-style-name="Standard">
      <style:paragraph-properties>
        <style:tab-stops>
          <style:tab-stop style:position="0.5673in"/>
        </style:tab-stops>
      </style:paragraph-properties>
      <style:text-properties fo:color="#0000cc" fo:font-size="13pt" officeooo:rsid="000f1199" officeooo:paragraph-rsid="000f1199" style:font-size-asian="13pt" style:font-size-complex="13pt"/>
    </style:style>
    <style:style style:name="P6" style:family="paragraph" style:parent-style-name="Standard">
      <style:paragraph-properties>
        <style:tab-stops>
          <style:tab-stop style:position="0.5673in"/>
        </style:tab-stops>
      </style:paragraph-properties>
      <style:text-properties fo:color="#0000cc" fo:font-size="13pt" officeooo:rsid="000f1199" officeooo:paragraph-rsid="00101d3b" style:font-size-asian="13pt" style:font-size-complex="13pt"/>
    </style:style>
    <style:style style:name="P7" style:family="paragraph" style:parent-style-name="Standard">
      <style:paragraph-properties>
        <style:tab-stops>
          <style:tab-stop style:position="0.5673in"/>
        </style:tab-stops>
      </style:paragraph-properties>
      <style:text-properties fo:color="#0000cc" fo:font-size="13pt" officeooo:rsid="00101d3b" officeooo:paragraph-rsid="00101d3b" style:font-size-asian="13pt" style:font-size-complex="13pt"/>
    </style:style>
    <style:style style:name="P8" style:family="paragraph" style:parent-style-name="Standard">
      <style:paragraph-properties>
        <style:tab-stops>
          <style:tab-stop style:position="0.5673in"/>
        </style:tab-stops>
      </style:paragraph-properties>
      <style:text-properties fo:color="#0000cc" fo:font-size="13pt" officeooo:rsid="00101d3b" officeooo:paragraph-rsid="00115c64" style:font-size-asian="13pt" style:font-size-complex="13pt"/>
    </style:style>
    <style:style style:name="P9" style:family="paragraph" style:parent-style-name="Standard">
      <style:paragraph-properties>
        <style:tab-stops>
          <style:tab-stop style:position="0.5673in"/>
        </style:tab-stops>
      </style:paragraph-properties>
      <style:text-properties fo:color="#0000cc" fo:font-size="13pt" officeooo:rsid="00115c64" officeooo:paragraph-rsid="00115c64" style:font-size-asian="13pt" style:font-size-complex="13pt"/>
    </style:style>
    <style:style style:name="P10" style:family="paragraph" style:parent-style-name="Standard">
      <style:paragraph-properties>
        <style:tab-stops>
          <style:tab-stop style:position="0.5673in"/>
        </style:tab-stops>
      </style:paragraph-properties>
      <style:text-properties fo:color="#0000cc" fo:font-size="13pt" officeooo:rsid="00115c64" officeooo:paragraph-rsid="0011e505" style:font-size-asian="13pt" style:font-size-complex="13pt"/>
    </style:style>
    <style:style style:name="P11" style:family="paragraph" style:parent-style-name="Standard">
      <style:paragraph-properties>
        <style:tab-stops>
          <style:tab-stop style:position="0.5673in"/>
          <style:tab-stop style:position="2.2453in"/>
        </style:tab-stops>
      </style:paragraph-properties>
      <style:text-properties fo:color="#0000cc" fo:font-size="13pt" officeooo:rsid="00115c64" officeooo:paragraph-rsid="00115c64" style:font-size-asian="13pt" style:font-size-complex="13pt"/>
    </style:style>
    <style:style style:name="P12" style:family="paragraph" style:parent-style-name="Standard">
      <style:paragraph-properties>
        <style:tab-stops>
          <style:tab-stop style:position="0.498in"/>
        </style:tab-stops>
      </style:paragraph-properties>
      <style:text-properties fo:color="#0000cc" fo:font-size="13pt" officeooo:rsid="00115c64" officeooo:paragraph-rsid="00115c64" style:font-size-asian="13pt" style:font-size-complex="13pt"/>
    </style:style>
    <style:style style:name="P13" style:family="paragraph" style:parent-style-name="Standard">
      <style:paragraph-properties>
        <style:tab-stops>
          <style:tab-stop style:position="0.5673in"/>
          <style:tab-stop style:position="1.25in"/>
        </style:tab-stops>
      </style:paragraph-properties>
      <style:text-properties fo:color="#0000cc" fo:font-size="13pt" officeooo:rsid="00115c64" officeooo:paragraph-rsid="00115c64" style:font-size-asian="13pt" style:font-size-complex="13pt"/>
    </style:style>
    <style:style style:name="P14" style:family="paragraph" style:parent-style-name="Standard">
      <style:paragraph-properties>
        <style:tab-stops>
          <style:tab-stop style:position="0.5673in"/>
          <style:tab-stop style:position="1.25in"/>
        </style:tab-stops>
      </style:paragraph-properties>
      <style:text-properties fo:color="#0000cc" fo:font-size="13pt" officeooo:rsid="00115c64" officeooo:paragraph-rsid="0011e505" style:font-size-asian="13pt" style:font-size-complex="13pt"/>
    </style:style>
    <style:style style:name="P15" style:family="paragraph" style:parent-style-name="Standard">
      <style:paragraph-properties>
        <style:tab-stops>
          <style:tab-stop style:position="0.5673in"/>
        </style:tab-stops>
      </style:paragraph-properties>
      <style:text-properties fo:color="#0000cc" fo:font-size="13pt" officeooo:rsid="0011e505" officeooo:paragraph-rsid="0011e505" style:font-size-asian="13pt" style:font-size-complex="13pt"/>
    </style:style>
    <style:style style:name="P16" style:family="paragraph" style:parent-style-name="Standard">
      <style:paragraph-properties>
        <style:tab-stops>
          <style:tab-stop style:position="0.5673in"/>
          <style:tab-stop style:position="2.0602in"/>
          <style:tab-stop style:position="2.2453in"/>
          <style:tab-stop style:position="2.3146in"/>
        </style:tab-stops>
      </style:paragraph-properties>
      <style:text-properties fo:color="#0000cc" fo:font-size="13pt" officeooo:rsid="0011e505" officeooo:paragraph-rsid="0011e505" style:font-size-asian="13pt" style:font-size-complex="13pt"/>
    </style:style>
    <style:style style:name="P17" style:family="paragraph" style:parent-style-name="Standard">
      <style:paragraph-properties>
        <style:tab-stops>
          <style:tab-stop style:position="2.2453in"/>
        </style:tab-stops>
      </style:paragraph-properties>
      <style:text-properties fo:color="#0000cc" fo:font-size="13pt" officeooo:rsid="0011e505" officeooo:paragraph-rsid="0011e505" style:font-size-asian="13pt" style:font-size-complex="13pt"/>
    </style:style>
    <style:style style:name="P18" style:family="paragraph" style:parent-style-name="Standard">
      <style:paragraph-properties>
        <style:tab-stops>
          <style:tab-stop style:position="0.5673in"/>
          <style:tab-stop style:position="1.3772in"/>
        </style:tab-stops>
      </style:paragraph-properties>
      <style:text-properties fo:color="#0000cc" fo:font-size="13pt" officeooo:rsid="00131d70" officeooo:paragraph-rsid="00131d70" style:font-size-asian="13pt" style:font-size-complex="13pt"/>
    </style:style>
    <style:style style:name="P19" style:family="paragraph" style:parent-style-name="Standard">
      <style:paragraph-properties>
        <style:tab-stops>
          <style:tab-stop style:position="0.5673in"/>
          <style:tab-stop style:position="1.3772in"/>
        </style:tab-stops>
      </style:paragraph-properties>
      <style:text-properties fo:color="#0000cc" fo:font-size="13pt" officeooo:rsid="0014675e" officeooo:paragraph-rsid="0014675e" style:font-size-asian="13pt" style:font-size-complex="13pt"/>
    </style:style>
    <style:style style:name="P20" style:family="paragraph" style:parent-style-name="Standard">
      <style:paragraph-properties>
        <style:tab-stops>
          <style:tab-stop style:position="0.5673in"/>
          <style:tab-stop style:position="1.3772in"/>
        </style:tab-stops>
      </style:paragraph-properties>
      <style:text-properties fo:color="#0000cc" fo:font-size="13pt" officeooo:rsid="001aa65a" officeooo:paragraph-rsid="001aa65a" style:font-size-asian="13pt" style:font-size-complex="13pt"/>
    </style:style>
    <style:style style:name="P21" style:family="paragraph" style:parent-style-name="Standard">
      <style:paragraph-properties>
        <style:tab-stops>
          <style:tab-stop style:position="0.5673in"/>
        </style:tab-stops>
      </style:paragraph-properties>
      <style:text-properties fo:color="#000000" fo:font-size="13pt" officeooo:rsid="000d53e1" officeooo:paragraph-rsid="000d53e1" style:font-size-asian="13pt" style:font-size-complex="13pt"/>
    </style:style>
    <style:style style:name="P22" style:family="paragraph" style:parent-style-name="Standard">
      <style:paragraph-properties>
        <style:tab-stops>
          <style:tab-stop style:position="0.5673in"/>
        </style:tab-stops>
      </style:paragraph-properties>
      <style:text-properties fo:color="#000000" fo:font-size="13pt" officeooo:rsid="000d53e1" officeooo:paragraph-rsid="000f1199" style:font-size-asian="13pt" style:font-size-complex="13pt"/>
    </style:style>
    <style:style style:name="P23" style:family="paragraph" style:parent-style-name="Standard" style:list-style-name="L1">
      <style:paragraph-properties>
        <style:tab-stops>
          <style:tab-stop style:position="0.5673in"/>
        </style:tab-stops>
      </style:paragraph-properties>
      <style:text-properties fo:color="#000000" fo:font-size="13pt" officeooo:rsid="000f1199" officeooo:paragraph-rsid="000f1199" style:font-size-asian="13pt" style:font-size-complex="13pt"/>
    </style:style>
    <style:style style:name="P24" style:family="paragraph" style:parent-style-name="Standard">
      <style:paragraph-properties>
        <style:tab-stops>
          <style:tab-stop style:position="0.5673in"/>
        </style:tab-stops>
      </style:paragraph-properties>
      <style:text-properties fo:color="#000000" fo:font-size="13pt" officeooo:rsid="00115c64" officeooo:paragraph-rsid="00115c64" style:font-size-asian="13pt" style:font-size-complex="13pt"/>
    </style:style>
    <style:style style:name="P25" style:family="paragraph" style:parent-style-name="Standard">
      <style:paragraph-properties>
        <style:tab-stops>
          <style:tab-stop style:position="0.5673in"/>
          <style:tab-stop style:position="1.25in"/>
        </style:tab-stops>
      </style:paragraph-properties>
      <style:text-properties fo:color="#000000" fo:font-size="13pt" officeooo:rsid="0011e505" officeooo:paragraph-rsid="0011e505" style:font-size-asian="13pt" style:font-size-complex="13pt"/>
    </style:style>
    <style:style style:name="P26" style:family="paragraph" style:parent-style-name="Standard">
      <style:paragraph-properties>
        <style:tab-stops>
          <style:tab-stop style:position="0.5673in"/>
          <style:tab-stop style:position="1.3772in"/>
        </style:tab-stops>
      </style:paragraph-properties>
      <style:text-properties fo:color="#000000" fo:font-size="13pt" officeooo:rsid="0011e505" officeooo:paragraph-rsid="0011e505" style:font-size-asian="13pt" style:font-size-complex="13pt"/>
    </style:style>
    <style:style style:name="P27" style:family="paragraph" style:parent-style-name="Standard">
      <style:paragraph-properties>
        <style:tab-stops>
          <style:tab-stop style:position="0.5673in"/>
          <style:tab-stop style:position="1.3772in"/>
        </style:tab-stops>
      </style:paragraph-properties>
      <style:text-properties fo:color="#000000" fo:font-size="13pt" officeooo:rsid="00131d70" officeooo:paragraph-rsid="00131d70" style:font-size-asian="13pt" style:font-size-complex="13pt"/>
    </style:style>
    <style:style style:name="P28" style:family="paragraph" style:parent-style-name="Standard">
      <style:paragraph-properties>
        <style:tab-stops>
          <style:tab-stop style:position="0.5673in"/>
          <style:tab-stop style:position="1.3772in"/>
        </style:tab-stops>
      </style:paragraph-properties>
      <style:text-properties fo:color="#000000" fo:font-size="13pt" officeooo:rsid="0014675e" officeooo:paragraph-rsid="0014675e" style:font-size-asian="13pt" style:font-size-complex="13pt"/>
    </style:style>
    <style:style style:name="P29" style:family="paragraph" style:parent-style-name="Standard" style:list-style-name="L2">
      <style:paragraph-properties>
        <style:tab-stops>
          <style:tab-stop style:position="0.5673in"/>
          <style:tab-stop style:position="1.3772in"/>
        </style:tab-stops>
      </style:paragraph-properties>
      <style:text-properties fo:color="#000000" fo:font-size="13pt" officeooo:rsid="0014675e" officeooo:paragraph-rsid="0014675e" style:font-size-asian="13pt" style:font-size-complex="13pt"/>
    </style:style>
    <style:style style:name="P30" style:family="paragraph" style:parent-style-name="Standard">
      <style:paragraph-properties>
        <style:tab-stops>
          <style:tab-stop style:position="0.5673in"/>
          <style:tab-stop style:position="1.3772in"/>
        </style:tab-stops>
      </style:paragraph-properties>
      <style:text-properties fo:color="#000000" fo:font-size="13pt" officeooo:rsid="0014675e" officeooo:paragraph-rsid="001772cd" style:font-size-asian="13pt" style:font-size-complex="13pt"/>
    </style:style>
    <style:style style:name="P31" style:family="paragraph" style:parent-style-name="Standard">
      <style:paragraph-properties>
        <style:tab-stops>
          <style:tab-stop style:position="0.5673in"/>
          <style:tab-stop style:position="0.9953in"/>
        </style:tab-stops>
      </style:paragraph-properties>
      <style:text-properties fo:color="#000000" fo:font-size="13pt" officeooo:rsid="0014675e" officeooo:paragraph-rsid="0014675e" style:font-size-asian="13pt" style:font-size-complex="13pt"/>
    </style:style>
    <style:style style:name="P32" style:family="paragraph" style:parent-style-name="Standard">
      <style:paragraph-properties>
        <style:tab-stops>
          <style:tab-stop style:position="0.5673in"/>
          <style:tab-stop style:position="1.3772in"/>
          <style:tab-stop style:position="2.3728in"/>
        </style:tab-stops>
      </style:paragraph-properties>
      <style:text-properties fo:color="#000000" fo:font-size="13pt" officeooo:rsid="0014675e" officeooo:paragraph-rsid="001772cd" style:font-size-asian="13pt" style:font-size-complex="13pt"/>
    </style:style>
    <style:style style:name="P33" style:family="paragraph" style:parent-style-name="Standard">
      <style:paragraph-properties>
        <style:tab-stops>
          <style:tab-stop style:position="0.5673in"/>
          <style:tab-stop style:position="1.3772in"/>
        </style:tab-stops>
      </style:paragraph-properties>
      <style:text-properties fo:color="#000000" fo:font-size="13pt" officeooo:rsid="00163fe8" officeooo:paragraph-rsid="00163fe8" style:font-size-asian="13pt" style:font-size-complex="13pt"/>
    </style:style>
    <style:style style:name="P34" style:family="paragraph" style:parent-style-name="Standard">
      <style:paragraph-properties>
        <style:tab-stops>
          <style:tab-stop style:position="0.5673in"/>
          <style:tab-stop style:position="1.3772in"/>
        </style:tab-stops>
      </style:paragraph-properties>
      <style:text-properties fo:color="#000000" fo:font-size="13pt" officeooo:rsid="001772cd" officeooo:paragraph-rsid="001772cd" style:font-size-asian="13pt" style:font-size-complex="13pt"/>
    </style:style>
    <style:style style:name="P35" style:family="paragraph" style:parent-style-name="Standard" style:list-style-name="L7">
      <style:paragraph-properties>
        <style:tab-stops>
          <style:tab-stop style:position="0.5673in"/>
          <style:tab-stop style:position="1.3772in"/>
        </style:tab-stops>
      </style:paragraph-properties>
      <style:text-properties fo:color="#000000" fo:font-size="13pt" officeooo:rsid="001772cd" officeooo:paragraph-rsid="001772cd" style:font-size-asian="13pt" style:font-size-complex="13pt"/>
    </style:style>
    <style:style style:name="P36" style:family="paragraph" style:parent-style-name="Standard" style:list-style-name="L8">
      <style:paragraph-properties>
        <style:tab-stops>
          <style:tab-stop style:position="0.5673in"/>
          <style:tab-stop style:position="1.3772in"/>
        </style:tab-stops>
      </style:paragraph-properties>
      <style:text-properties fo:color="#000000" fo:font-size="13pt" officeooo:rsid="001772cd" officeooo:paragraph-rsid="001772cd" style:font-size-asian="13pt" style:font-size-complex="13pt"/>
    </style:style>
    <style:style style:name="P37" style:family="paragraph" style:parent-style-name="Standard">
      <style:paragraph-properties>
        <style:tab-stops>
          <style:tab-stop style:position="0.5673in"/>
          <style:tab-stop style:position="1.3772in"/>
        </style:tab-stops>
      </style:paragraph-properties>
      <style:text-properties fo:color="#000000" fo:font-size="13pt" officeooo:rsid="0019592a" officeooo:paragraph-rsid="0019592a" style:font-size-asian="13pt" style:font-size-complex="13pt"/>
    </style:style>
    <style:style style:name="P38" style:family="paragraph" style:parent-style-name="Standard">
      <style:paragraph-properties>
        <style:tab-stops>
          <style:tab-stop style:position="0.5673in"/>
          <style:tab-stop style:position="1.3772in"/>
        </style:tab-stops>
      </style:paragraph-properties>
      <style:text-properties fo:color="#000000" fo:font-size="13pt" officeooo:rsid="001aa65a" officeooo:paragraph-rsid="001aa65a" style:font-size-asian="13pt" style:font-size-complex="13pt"/>
    </style:style>
    <style:style style:name="P39" style:family="paragraph" style:parent-style-name="Standard">
      <style:paragraph-properties>
        <style:tab-stops>
          <style:tab-stop style:position="0.5673in"/>
          <style:tab-stop style:position="1.3772in"/>
        </style:tab-stops>
      </style:paragraph-properties>
      <style:text-properties fo:color="#000000" fo:font-size="16pt" officeooo:rsid="000d53e1" officeooo:paragraph-rsid="0014675e" style:font-size-asian="14pt" style:font-size-complex="16pt"/>
    </style:style>
    <style:style style:name="P40" style:family="paragraph" style:parent-style-name="Standard">
      <style:paragraph-properties>
        <style:tab-stops>
          <style:tab-stop style:position="0.5673in"/>
          <style:tab-stop style:position="1.3772in"/>
        </style:tab-stops>
      </style:paragraph-properties>
      <style:text-properties fo:color="#000000" fo:font-size="16pt" officeooo:rsid="0014675e" officeooo:paragraph-rsid="0014675e" style:font-size-asian="14pt" style:font-size-complex="16pt"/>
    </style:style>
    <style:style style:name="P41" style:family="paragraph" style:parent-style-name="Standard">
      <style:paragraph-properties>
        <style:tab-stops>
          <style:tab-stop style:position="0.5673in"/>
          <style:tab-stop style:position="1.3772in"/>
        </style:tab-stops>
      </style:paragraph-properties>
      <style:text-properties fo:color="#000000" fo:font-size="16pt" style:text-underline-style="solid" style:text-underline-width="auto" style:text-underline-color="font-color" fo:font-weight="bold" officeooo:rsid="000d53e1" officeooo:paragraph-rsid="0014675e" style:font-size-asian="14pt" style:font-weight-asian="bold" style:font-size-complex="16pt" style:font-weight-complex="bold"/>
    </style:style>
    <style:style style:name="P42" style:family="paragraph" style:parent-style-name="Standard">
      <style:text-properties fo:font-size="13pt" officeooo:rsid="000d53e1" officeooo:paragraph-rsid="000d53e1" style:font-size-asian="13pt" style:font-size-complex="13pt"/>
    </style:style>
    <style:style style:name="P43" style:family="paragraph" style:parent-style-name="Standard">
      <style:paragraph-properties>
        <style:tab-stops>
          <style:tab-stop style:position="0.5673in"/>
        </style:tab-stops>
      </style:paragraph-properties>
      <style:text-properties fo:font-size="13pt" officeooo:rsid="000d53e1" officeooo:paragraph-rsid="000d53e1" style:font-size-asian="13pt" style:font-size-complex="13pt"/>
    </style:style>
    <style:style style:name="P44" style:family="paragraph" style:parent-style-name="Standard" style:list-style-name="L2">
      <style:paragraph-properties>
        <style:tab-stops>
          <style:tab-stop style:position="0.5673in"/>
          <style:tab-stop style:position="1.3772in"/>
        </style:tab-stops>
      </style:paragraph-properties>
      <style:text-properties officeooo:paragraph-rsid="0014675e"/>
    </style:style>
    <style:style style:name="P45" style:family="paragraph" style:parent-style-name="Standard">
      <style:paragraph-properties>
        <style:tab-stops>
          <style:tab-stop style:position="0.5673in"/>
          <style:tab-stop style:position="0.9953in"/>
        </style:tab-stops>
      </style:paragraph-properties>
      <style:text-properties officeooo:paragraph-rsid="0014a8c0"/>
    </style:style>
    <style:style style:name="P46" style:family="paragraph" style:parent-style-name="Standard" style:list-style-name="L5">
      <style:paragraph-properties>
        <style:tab-stops>
          <style:tab-stop style:position="0.5673in"/>
          <style:tab-stop style:position="0.9953in"/>
        </style:tab-stops>
      </style:paragraph-properties>
      <style:text-properties officeooo:paragraph-rsid="0014a8c0"/>
    </style:style>
    <style:style style:name="P47" style:family="paragraph" style:parent-style-name="Standard">
      <style:text-properties fo:font-size="22pt" officeooo:rsid="000d53e1" officeooo:paragraph-rsid="000d53e1" style:font-size-asian="22pt" style:font-size-complex="22pt"/>
    </style:style>
    <style:style style:name="P48" style:family="paragraph" style:parent-style-name="Standard">
      <style:paragraph-properties>
        <style:tab-stops>
          <style:tab-stop style:position="0.5673in"/>
          <style:tab-stop style:position="1.3772in"/>
        </style:tab-stops>
      </style:paragraph-properties>
      <style:text-properties fo:color="#ff420e" fo:font-size="13pt" officeooo:rsid="001772cd" officeooo:paragraph-rsid="001772cd" style:font-size-asian="13pt" style:font-size-complex="13pt"/>
    </style:style>
    <style:style style:name="P49" style:family="paragraph" style:parent-style-name="Standard">
      <style:paragraph-properties>
        <style:tab-stops>
          <style:tab-stop style:position="0.5673in"/>
          <style:tab-stop style:position="1.3772in"/>
        </style:tab-stops>
      </style:paragraph-properties>
      <style:text-properties fo:color="#ff950e" fo:font-size="13pt" officeooo:rsid="001772cd" officeooo:paragraph-rsid="001772cd" style:font-size-asian="13pt" style:font-size-complex="13pt"/>
    </style:style>
    <style:style style:name="P50" style:family="paragraph" style:parent-style-name="Standard">
      <style:paragraph-properties>
        <style:tab-stops>
          <style:tab-stop style:position="0.5673in"/>
          <style:tab-stop style:position="1.3772in"/>
        </style:tab-stops>
      </style:paragraph-properties>
      <style:text-properties fo:color="#dd4814" fo:font-size="13pt" officeooo:rsid="001aa65a" officeooo:paragraph-rsid="001aa65a" style:font-size-asian="13pt" style:font-size-complex="13pt"/>
    </style:style>
    <style:style style:name="P51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0.5673in"/>
          <style:tab-stop style:position="1.3772in"/>
        </style:tab-stops>
      </style:paragraph-properties>
      <style:text-properties fo:color="#000000" fo:font-size="13pt" officeooo:rsid="0014675e" officeooo:paragraph-rsid="0014675e" style:font-size-asian="13pt" style:font-size-complex="13pt"/>
    </style:style>
    <style:style style:name="P52" style:family="paragraph" style:parent-style-name="Standard">
      <style:paragraph-properties fo:margin-left="0in" fo:margin-right="0in" fo:text-indent="0in" style:auto-text-indent="false">
        <style:tab-stops>
          <style:tab-stop style:position="0.2083in"/>
          <style:tab-stop style:position="1.3772in"/>
        </style:tab-stops>
      </style:paragraph-properties>
      <style:text-properties fo:color="#000000" fo:font-size="13pt" officeooo:rsid="0019592a" officeooo:paragraph-rsid="0019592a" style:font-size-asian="13pt" style:font-size-complex="13pt"/>
    </style:style>
    <style:style style:name="P53" style:family="paragraph" style:parent-style-name="Standard" style:list-style-name="L6" style:master-page-name="">
      <style:paragraph-properties fo:margin-left="0.5618in" fo:margin-right="0in" fo:text-indent="-0.25in" style:auto-text-indent="false" style:page-number="auto">
        <style:tab-stops>
          <style:tab-stop style:position="0.5673in"/>
          <style:tab-stop style:position="1.3772in"/>
        </style:tab-stops>
      </style:paragraph-properties>
      <style:text-properties fo:color="#000000" fo:font-size="13pt" officeooo:rsid="00163fe8" officeooo:paragraph-rsid="00163fe8" style:font-size-asian="13pt" style:font-size-complex="13pt"/>
    </style:style>
    <style:style style:name="P54" style:family="paragraph" style:parent-style-name="Standard" style:list-style-name="L6" style:master-page-name="">
      <style:paragraph-properties fo:margin-left="0.5634in" fo:margin-right="0in" fo:text-indent="0in" style:auto-text-indent="false" style:page-number="auto">
        <style:tab-stops>
          <style:tab-stop style:position="0.5673in"/>
          <style:tab-stop style:position="1.3772in"/>
        </style:tab-stops>
      </style:paragraph-properties>
      <style:text-properties fo:color="#000000" fo:font-size="13pt" officeooo:rsid="00163fe8" officeooo:paragraph-rsid="00163fe8" style:font-size-asian="13pt" style:font-size-complex="13pt"/>
    </style:style>
    <style:style style:name="P55" style:family="paragraph" style:parent-style-name="Standard" style:list-style-name="L6">
      <style:paragraph-properties fo:margin-left="0.5634in" fo:margin-right="0in" fo:text-indent="0in" style:auto-text-indent="false">
        <style:tab-stops>
          <style:tab-stop style:position="0.5673in"/>
          <style:tab-stop style:position="1.3772in"/>
        </style:tab-stops>
      </style:paragraph-properties>
      <style:text-properties fo:color="#000000" fo:font-size="13pt" officeooo:rsid="00163fe8" officeooo:paragraph-rsid="00163fe8" style:font-size-asian="13pt" style:font-size-complex="13pt"/>
    </style:style>
    <style:style style:name="P56" style:family="paragraph" style:parent-style-name="Standard">
      <style:paragraph-properties fo:margin-left="0.9846in" fo:margin-right="0in" fo:text-indent="0in" style:auto-text-indent="false">
        <style:tab-stops>
          <style:tab-stop style:position="0.5673in"/>
          <style:tab-stop style:position="1.3772in"/>
        </style:tab-stops>
      </style:paragraph-properties>
      <style:text-properties fo:color="#000000" fo:font-size="13pt" officeooo:rsid="0019592a" officeooo:paragraph-rsid="0019592a" style:font-size-asian="13pt" style:font-size-complex="13pt"/>
    </style:style>
    <style:style style:name="P57" style:family="paragraph" style:parent-style-name="Standard">
      <style:paragraph-properties fo:margin-left="0.9846in" fo:margin-right="0in" fo:text-indent="0in" style:auto-text-indent="false">
        <style:tab-stops>
          <style:tab-stop style:position="0.2083in"/>
          <style:tab-stop style:position="1.3772in"/>
        </style:tab-stops>
      </style:paragraph-properties>
      <style:text-properties fo:color="#000000" fo:font-size="13pt" officeooo:rsid="0019592a" officeooo:paragraph-rsid="0019592a" style:font-size-asian="13pt" style:font-size-complex="13pt"/>
    </style:style>
    <style:style style:name="P58" style:family="paragraph" style:parent-style-name="Standard">
      <style:paragraph-properties fo:margin-left="0.9846in" fo:margin-right="0in" fo:text-indent="0in" style:auto-text-indent="false">
        <style:tab-stops>
          <style:tab-stop style:position="0.2083in"/>
          <style:tab-stop style:position="1.3772in"/>
        </style:tab-stops>
      </style:paragraph-properties>
      <style:text-properties fo:color="#000000" fo:font-size="13pt" officeooo:rsid="0019592a" officeooo:paragraph-rsid="001aa65a" style:font-size-asian="13pt" style:font-size-complex="13pt"/>
    </style:style>
    <style:style style:name="T1" style:family="text">
      <style:text-properties officeooo:rsid="000f1199"/>
    </style:style>
    <style:style style:name="T2" style:family="text">
      <style:text-properties fo:color="#0000cc"/>
    </style:style>
    <style:style style:name="T3" style:family="text">
      <style:text-properties fo:color="#0000cc" officeooo:rsid="000f1199"/>
    </style:style>
    <style:style style:name="T4" style:family="text">
      <style:text-properties fo:color="#0000cc" fo:font-size="13pt" officeooo:rsid="0014a8c0" style:font-size-asian="13pt" style:font-size-complex="13pt"/>
    </style:style>
    <style:style style:name="T5" style:family="text">
      <style:text-properties fo:color="#0000cc" officeooo:rsid="0014a8c0"/>
    </style:style>
    <style:style style:name="T6" style:family="text">
      <style:text-properties fo:color="#0000cc" officeooo:rsid="00163fe8"/>
    </style:style>
    <style:style style:name="T7" style:family="text">
      <style:text-properties fo:color="#0000cc" officeooo:rsid="001772cd"/>
    </style:style>
    <style:style style:name="T8" style:family="text">
      <style:text-properties fo:color="#000000"/>
    </style:style>
    <style:style style:name="T9" style:family="text">
      <style:text-properties fo:color="#000000" style:text-position="super 58%"/>
    </style:style>
    <style:style style:name="T10" style:family="text">
      <style:text-properties fo:color="#000000" officeooo:rsid="0011e505"/>
    </style:style>
    <style:style style:name="T11" style:family="text">
      <style:text-properties fo:color="#000000" officeooo:rsid="00115c64"/>
    </style:style>
    <style:style style:name="T12" style:family="text">
      <style:text-properties fo:color="#000000" fo:font-size="13pt" officeooo:rsid="0014675e" style:font-size-asian="13pt" style:font-size-complex="13pt"/>
    </style:style>
    <style:style style:name="T13" style:family="text">
      <style:text-properties fo:color="#000000" fo:font-size="13pt" officeooo:rsid="0014a8c0" style:font-size-asian="13pt" style:font-size-complex="13pt"/>
    </style:style>
    <style:style style:name="T14" style:family="text">
      <style:text-properties fo:color="#000000" officeooo:rsid="001c1c33"/>
    </style:style>
    <style:style style:name="T15" style:family="text">
      <style:text-properties officeooo:rsid="00115c64"/>
    </style:style>
    <style:style style:name="T16" style:family="text">
      <style:text-properties officeooo:rsid="00131d70"/>
    </style:style>
    <style:style style:name="T17" style:family="text">
      <style:text-properties officeooo:rsid="0014675e"/>
    </style:style>
    <style:style style:name="T18" style:family="text">
      <style:text-properties officeooo:rsid="0014a8c0"/>
    </style:style>
    <style:style style:name="T19" style:family="text">
      <style:text-properties officeooo:rsid="001772cd"/>
    </style:style>
    <style:style style:name="T20" style:family="text">
      <style:text-properties officeooo:rsid="001aa65a"/>
    </style:style>
    <style:style style:name="T21" style:family="text">
      <style:text-properties officeooo:rsid="001c1c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272in" fo:text-indent="-0.25in" fo:margin-left="0.22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772in" fo:text-indent="-0.25in" fo:margin-left="0.47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272in" fo:text-indent="-0.25in" fo:margin-left="0.72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772in" fo:text-indent="-0.25in" fo:margin-left="0.97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673in" fo:text-indent="-0.25in" fo:margin-left="1.567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173in" fo:text-indent="-0.25in" fo:margin-left="1.817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73in" fo:text-indent="-0.25in" fo:margin-left="2.067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173in" fo:text-indent="-0.25in" fo:margin-left="2.317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73in" fo:text-indent="-0.25in" fo:margin-left="2.567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173in" fo:text-indent="-0.25in" fo:margin-left="2.817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73in" fo:text-indent="-0.25in" fo:margin-left="3.067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73in" fo:text-indent="-0.25in" fo:margin-left="3.317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673in" fo:text-indent="-0.25in" fo:margin-left="3.567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73in" fo:text-indent="-0.25in" fo:margin-left="3.8173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73in" fo:text-indent="-0.25in" fo:margin-left="1.067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173in" fo:text-indent="-0.25in" fo:margin-left="1.317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673in" fo:text-indent="-0.25in" fo:margin-left="1.567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173in" fo:text-indent="-0.25in" fo:margin-left="1.817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73in" fo:text-indent="-0.25in" fo:margin-left="2.067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173in" fo:text-indent="-0.25in" fo:margin-left="2.317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73in" fo:text-indent="-0.25in" fo:margin-left="2.567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173in" fo:text-indent="-0.25in" fo:margin-left="2.817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73in" fo:text-indent="-0.25in" fo:margin-left="3.067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73in" fo:text-indent="-0.25in" fo:margin-left="3.3173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72in" fo:text-indent="-0.25in" fo:margin-left="2.12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72in" fo:text-indent="-0.25in" fo:margin-left="2.37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72in" fo:text-indent="-0.25in" fo:margin-left="2.62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72in" fo:text-indent="-0.25in" fo:margin-left="2.87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72in" fo:text-indent="-0.25in" fo:margin-left="3.12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72in" fo:text-indent="-0.25in" fo:margin-left="3.37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272in" fo:text-indent="-0.25in" fo:margin-left="3.62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72in" fo:text-indent="-0.25in" fo:margin-left="3.87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72in" fo:text-indent="-0.25in" fo:margin-left="4.12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772in" fo:text-indent="-0.25in" fo:margin-left="4.377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Hangman Dialog</text:p>
      <text:p text:style-name="P1"/>
      <text:p text:style-name="P2">1. Social Interaction</text:p>
      <text:p text:style-name="P1"/>
      <text:p text:style-name="P42">NAO: Eindelijk iemand die met mij wil spelen!</text:p>
      <text:p text:style-name="P42"/>
      <text:p text:style-name="P3">(NAO stands up)</text:p>
      <text:p text:style-name="P42"/>
      <text:p text:style-name="P42">NAO: Hoi! Ik ben Robin</text:p>
      <text:p text:style-name="P42"/>
      <text:p text:style-name="P3">(NAO handshake: moves arm up and down three times)</text:p>
      <text:p text:style-name="P42"/>
      <text:p text:style-name="P43">NAO: en ik ben een robot, maar dat weet je waarschijnlijk al. Ik woon in het ziekenhuis <text:tab/>daar</text:p>
      <text:p text:style-name="P43"/>
      <text:p text:style-name="P4">(NAO points with right arm)</text:p>
      <text:p text:style-name="P4"/>
      <text:p text:style-name="P21">NAO: of misschien is het eerder</text:p>
      <text:p text:style-name="P21"/>
      <text:p text:style-name="P4">(NAO points in opposite direction with left arm)</text:p>
      <text:p text:style-name="P21"/>
      <text:p text:style-name="P21">NAO: daar. </text:p>
      <text:p text:style-name="P21"/>
      <text:p text:style-name="P4">(NAO returns to initial standing position.)</text:p>
      <text:p text:style-name="P21"/>
      <text:p text:style-name="P21">NAO: Hmm, ik weet het niet zeker. Robots kunnen ook niet alles weten.</text:p>
      <text:p text:style-name="P21"/>
      <text:p text:style-name="P4">(NAO looks left, then right, then at child again)</text:p>
      <text:p text:style-name="P21"/>
      <text:p text:style-name="P21">NAO: Ik vind jullie woning echt leuk! Veel gerieflijker dan het ziekenhuis.</text:p>
      <text:p text:style-name="P21"><text:s text:c="4"/><text:tab/>Kan je je voorstellen in een ziekenhuis te wonen?</text:p>
      <text:p text:style-name="P21"/>
      <text:p text:style-name="P4">(NAO waits for some speech input)</text:p>
      <text:p text:style-name="P21"/>
      <text:p text:style-name="P22">NAO: Ook als het niet zo gerieflijk is zijn er wel veel aardige kinderen die dagelijks <text:tab/>langs komen, zoals jij! Ik ben totaal blij je nu te ontmoeten! Maar eigenlijk <text:tab/>vind ik het niet eerlijk, dat ik hier de eenige ben die dingen verteld! Ik wil ook <text:tab/>graag nog meer van jou weten. Laten wij een spelletje spelen waar ik jou een kort <text:tab/>verhaaltje vertel en dan ben jij aan de beurt met een verhaal uit jouw leven. Zo <text:tab/>leren wij elkaar nog een beetje beter kennen. Ik ga beginnen. <text:span text:style-name="T1">Laat <text:tab/>me even een <text:tab/>verhaaltje bedenken... </text:span></text:p>
      <text:p text:style-name="P22"><text:span text:style-name="T3"><text:tab/>(break for two seconds) </text:span></text:p>
      <text:p text:style-name="P22"><text:span text:style-name="T3"><text:tab/></text:span><text:span text:style-name="T1">Okee, ik weet iets.</text:span></text:p>
      <text:p text:style-name="P22"/>
      <text:p text:style-name="P5">(NAO tells story from own life and encourages child to also tell something. NAO listens until it is confident enough that it has heard end-of-speech signal.)</text:p>
      <text:p text:style-name="P5"/>
      <text:p text:style-name="P5"><text:soft-page-break/><text:span text:style-name="T8">NAO</text:span> (random choice of): </text:p>
      <text:list xml:id="list1773585627012163201" text:style-name="L1">
        <text:list-item>
          <text:p text:style-name="P23">Wow! Dat was echt een spannend verhaaltje! </text:p>
        </text:list-item>
        <text:list-item>
          <text:p text:style-name="P23">Ik vind het erg leuk jou zo beter te leren kennen. </text:p>
        </text:list-item>
        <text:list-item>
          <text:p text:style-name="P23">Interessant! Dat wist ik nog niet! </text:p>
        </text:list-item>
      </text:list>
      <text:p text:style-name="P5"/>
      <text:p text:style-name="P5"><text:span text:style-name="T8">NAO:</text:span> <text:span text:style-name="T8">Nu ben ik weer aan de beurt.</text:span></text:p>
      <text:p text:style-name="P5"/>
      <text:p text:style-name="P9">(repeats 3 times)</text:p>
      <text:p text:style-name="P5"/>
      <text:p text:style-name="P7"><text:span text:style-name="T8">NAO (after 3</text:span><text:span text:style-name="T9">rd</text:span><text:span text:style-name="T8"> round): Laatst rondje, okee? Daarna spelen we galgje! Ik begin weer.</text:span></text:p>
      <text:p text:style-name="P7"/>
      <text:p text:style-name="P6">(NAO tells story from own life and encourages child to also tell something, <text:span text:style-name="T15">then </text:span>listens until it is confident enough that it has heard end-of-speech signal.)</text:p>
      <text:p text:style-name="P6"/>
      <text:p text:style-name="P24">NAO: Phew! Het is leuk maar ook bestwel uitputtend zo veel verhalen te bedenken en te <text:tab/>vertellen. Hoe zou je het vinden als wij nu enkele partijtjes galgje gaan spelen? Heb <text:tab/>jij daar zin in?</text:p>
      <text:p text:style-name="P24"/>
      <text:p text:style-name="P9">(NAO waits for Ja/Nee speech input)</text:p>
      <text:p text:style-name="P7"/>
      <text:p text:style-name="P9"><text:span text:style-name="T8"><text:tab/>NAO Ja: Ik ben heel blij dat je met mij wilt spelen! Alleen...</text:span></text:p>
      <text:p text:style-name="P9"><text:span text:style-name="T8"><text:tab/>NAO Nee: -</text:span></text:p>
      <text:p text:style-name="P9"/>
      <text:p text:style-name="P9">(NAO bows head to look sad)</text:p>
      <text:p text:style-name="P9"/>
      <text:p text:style-name="P9"><text:span text:style-name="T8"><text:tab/>NAO Ja </text:span>(continued)<text:span text:style-name="T8">: </text:span><text:span text:style-name="T14">i</text:span><text:span text:style-name="T8">k verlies echt vaak.</text:span></text:p>
      <text:p text:style-name="P11"><text:span text:style-name="T8"><text:tab/>NAO Nee </text:span>(continued)<text:span text:style-name="T8">: Laten wij het tenminste proberen. Ik hou erg van galgje <text:tab/><text:tab/><text:tab/>spelen, en als je het niet leuk vindt kunnen wij altijd ermee <text:tab/><text:tab/>stoppen. Ik ben ook geen goede speler, ik verlies echt vaak.</text:span></text:p>
      <text:p text:style-name="P5"/>
      <text:p text:style-name="P9">(NAO looks back up)</text:p>
      <text:p text:style-name="P9"/>
      <text:p text:style-name="P12"><text:span text:style-name="T8">NAO:</text:span> <text:span text:style-name="T8">Maar eigenlijk geeft het niet of men verliest of wint! Ik vind het zo leuk om met <text:tab/>kinderen te spelen. Mensen zijn grappig. Mag ik je een geheim vertellen?</text:span></text:p>
      <text:p text:style-name="P12"/>
      <text:p text:style-name="P9">(NAO waits for Ja/Nee speech input)</text:p>
      <text:p text:style-name="P8"/>
      <text:p text:style-name="P13"><text:span text:style-name="T8"><text:tab/>NAO Ja: Okee, maar je moet een beetje dichter bij komen.</text:span>(lower volume) <text:span text:style-name="T8">Toen ik <text:tab/><text:tab/>met onderzoekers werk val ik soms achterover om ze een beetje te <text:tab/><text:tab/><text:tab/>verschrikken... Haha! Je zou eens hun gezichten moeten zien toen het <text:tab/><text:tab/><text:tab/>gebeurt. Echt hilarisch.</text:span></text:p>
      <text:p text:style-name="P10"><text:span text:style-name="T8"><text:tab/>NAO Nee: </text:span><text:span text:style-name="T10">Okee, dan hou ik het geheim en vertel je in plaats daarvan een mop. </text:span></text:p>
      <text:p text:style-name="P15"><text:span text:style-name="T8"><text:s text:c="8"/><text:tab/><text:tab/><text:tab/>Wat staat er op het graf van een robot? Roest in vrede! <text:s/>Haha! </text:span></text:p>
      <text:p text:style-name="P15"><text:span text:style-name="T8"><text:tab/><text:tab/><text:tab/></text:span></text:p>
      <text:p text:style-name="P15"><text:span text:style-name="T8">NAO: </text:span><text:span text:style-name="T11">Oh {name-of-child}, wij zullen veel lol hebben tijdens het spelletje. Ken je <text:tab/>galgje al?</text:span></text:p>
      <text:p text:style-name="P15"><text:span text:style-name="T11"/></text:p>
      <text:p text:style-name="P10">(NAO waits for Ja/Nee speech input)</text:p>
      <text:p text:style-name="P10"><text:soft-page-break/></text:p>
      <text:p text:style-name="P14"><text:tab/><text:span text:style-name="T10">NAO Ja: Fantastisch! Het eenig verschil deze keer is dat je alleen letters mag <text:tab/><text:tab/><text:tab/>raden en geen hele woorden. Als je een letter wilt zeggen, gebruik dan de <text:tab/><text:tab/>woorden op het spiekbriefje. Jouw pogingen en het galgje mannetje zullen <text:tab/><text:tab/>op het tablet aangetoond worden.</text:span></text:p>
      <text:p text:style-name="P14"><text:span text:style-name="T10"><text:tab/>NAO Nee: Het is helemaal niet moeilijk. Ik bedenk een woord en dan teken ik een <text:tab/><text:tab/> <text:s text:c="2"/>streep voor iedere letter in het woord op dit beeldscherm.</text:span></text:p>
      <text:p text:style-name="P9"/>
      <text:p text:style-name="P15">(NAO points to screen)</text:p>
      <text:p text:style-name="P15"/>
      <text:p text:style-name="P15"><text:tab/><text:span text:style-name="T8">NAO Nee (continued): Daarna mag jij een letter van het alfabet raden. Als het </text:span></text:p>
      <text:p text:style-name="P16"><text:span text:style-name="T8"><text:s text:c="8"/><text:tab/><text:tab/><text:tab/>niet in mijn gekozen woord zit, teken ik een deel van het <text:tab/><text:tab/><text:tab/><text:tab/>galgje mannetje aan de rechterkant van het beeldscherm. Als <text:tab/><text:tab/> <text:s text:c="3"/>ik alle </text:span><text:span text:style-name="T14">zeven</text:span><text:span text:style-name="T8"> delen van het mannetje getekend heb en jij nog <text:tab/><text:tab/><text:tab/>steeds het woord niet weet, heb jij verloren. Als jouw <text:tab/><text:tab/><text:tab/><text:tab/>gekozen letter in het woord zit, zal ik het op iedere stip </text:span></text:p>
      <text:p text:style-name="P17"><text:span text:style-name="T8"><text:s text:c="8"/><text:tab/>schrijven waar het voorkomt. Je mag alleen letters raden en <text:tab/>niet hele woorden. Als je een letter wilt raden, moet je het <text:tab/>alfabet op het spiekbriefje ervoor gebruiken. Heb je alles <text:tab/>begrepen?</text:span></text:p>
      <text:p text:style-name="P17"><text:span text:style-name="T8"/></text:p>
      <text:p text:style-name="P10">(NAO waits for Ja/Nee speech input)</text:p>
      <text:p text:style-name="P10"/>
      <text:p text:style-name="P14"><text:tab/><text:span text:style-name="T10">NAO Ja: Tof, dan gaan we aan de slag! Ik zal de spel master zijn en jij moet raden. <text:tab/><text:tab/>Als je verliest, krijg ik een punt. Als je een woord helemaal heeft geraden</text:span></text:p>
      <text:p text:style-name="P25"><text:s text:c="8"/><text:tab/><text:tab/>krijg jij een punt. Maar voordat we kunnen beginnen, ga ik nog even <text:tab/><text:tab/><text:tab/>zitten. Het kan wel een beetje duren, zo een galgje partijtje.</text:p>
      <text:p text:style-name="P26"><text:tab/>NAO Nee: Als je nog vragen heeft, stel ze aan <text:span text:style-name="T16">{name-experimenter}</text:span>. Ik neem <text:tab/><text:tab/><text:tab/>ondertussen een korte pauze.</text:p>
      <text:p text:style-name="P26"/>
      <text:p text:style-name="P18">(NAO sits down)</text:p>
      <text:p text:style-name="P18"/>
      <text:p text:style-name="P27">NAO: Ben je klaar?</text:p>
      <text:p text:style-name="P27"/>
      <text:p text:style-name="P18">(NAO waits for Ja/Nee speech input)</text:p>
      <text:p text:style-name="P18"/>
      <text:p text:style-name="P18">(if ja: go to game, if n<text:span text:style-name="T21">ee</text:span>: experimenter intervenes to help)</text:p>
      <text:p text:style-name="P18"/>
      <text:p text:style-name="P41"><text:span text:style-name="T17">2. Hangman Game</text:span></text:p>
      <text:p text:style-name="P39"/>
      <text:p text:style-name="P48">Game Loop</text:p>
      <text:p text:style-name="P49"/>
      <text:p text:style-name="P28">NAO: Okee, laten wij met het galgje spel beginnen! Laat me even een woord bedenken.</text:p>
      <text:p text:style-name="P28"/>
      <text:p text:style-name="P19">(NAO simulates thinking by changing eye colors for a few seconds)</text:p>
      <text:p text:style-name="P28"/>
      <text:p text:style-name="P28">NAO: Okee ik weet een woord. </text:p>
      <text:p text:style-name="P28"/>
      <text:p text:style-name="P48"><text:soft-page-break/>Round Loop</text:p>
      <text:p text:style-name="P28"/>
      <text:p text:style-name="P28">NAO <text:span text:style-name="T2">(</text:span><text:span text:style-name="T6">if</text:span><text:span text:style-name="T2"> first guess)</text:span>: Maak je eerste keuze en gebruik het spiekbriefje ervoor.</text:p>
      <text:p text:style-name="P28"/>
      <text:p text:style-name="P33">NAO <text:span text:style-name="T2">(if not first guess, random choice of)</text:span>: </text:p>
      <text:list xml:id="list8637175061008439364" text:style-name="L6">
        <text:list-header>
          <text:p text:style-name="P54">1. Raad eens een letter, alsteblieft</text:p>
          <text:p text:style-name="P55">2. De volgende letter, alsteblieft</text:p>
          <text:p text:style-name="P55">3. Raad maar</text:p>
          <text:p text:style-name="P53">4. Voor welke letter wil jij nu kiezen?</text:p>
        </text:list-header>
      </text:list>
      <text:p text:style-name="P28"/>
      <text:p text:style-name="P19">(NAO waits for speech input)</text:p>
      <text:p text:style-name="P28"/>
      <text:p text:style-name="P51"><text:tab/><text:span text:style-name="T2">(if word recognized) </text:span>NAO <text:span text:style-name="T2">(random choice of):</text:span> </text:p>
      <text:list xml:id="list6351026593517430327" text:style-name="L2">
        <text:list-item>
          <text:p text:style-name="P44"><text:span text:style-name="T12">Jouw keuze is: + letter ?</text:span></text:p>
        </text:list-item>
        <text:list-item>
          <text:p text:style-name="P29">Jij heeft deze letter geraden: + letter ?</text:p>
        </text:list-item>
        <text:list-item>
          <text:p text:style-name="P29">Jij heeft voor deze letter gekozen: <text:s/>+ letter ?</text:p>
        </text:list-item>
        <text:list-item>
          <text:p text:style-name="P29">Jouw letter is: <text:s/>+ letter ?</text:p>
        </text:list-item>
      </text:list>
      <text:p text:style-name="P28"/>
      <text:p text:style-name="P31"><text:tab/><text:tab/><text:span text:style-name="T5">(NAO waits for Ja/Nee confirmation)</text:span></text:p>
      <text:p text:style-name="P31"/>
      <text:p text:style-name="P31"><text:tab/><text:tab/><text:span text:style-name="T18">NAO Ja: </text:span><text:span text:style-name="T5">break</text:span></text:p>
      <text:p text:style-name="P31"/>
      <text:p text:style-name="P45"><text:span text:style-name="T12"><text:tab/><text:tab/></text:span><text:span text:style-name="T13">NAO Nee </text:span><text:span text:style-name="T4">(random choice of)</text:span><text:span text:style-name="T13">:</text:span></text:p>
      <text:list xml:id="list6229871837532459280" text:style-name="L5">
        <text:list-item>
          <text:p text:style-name="P46"><text:span text:style-name="T13">Sorry dat ik het niet begreep. Herhaal jouw keuze, alsteblieft?</text:span></text:p>
        </text:list-item>
        <text:list-item>
          <text:p text:style-name="P46"><text:span text:style-name="T13">Kan jij het woord herhalen?</text:span></text:p>
        </text:list-item>
        <text:list-item>
          <text:p text:style-name="P46"><text:span text:style-name="T13">Het zou fantastisch zijn als je het woord opnieuw zegd!</text:span></text:p>
        </text:list-item>
        <text:list-item>
          <text:p text:style-name="P46"><text:span text:style-name="T13">Sorry. Welke woord was het dan?</text:span></text:p>
        </text:list-item>
      </text:list>
      <text:p text:style-name="P45"/>
      <text:p text:style-name="P45"><text:span text:style-name="T13"><text:tab/><text:tab/></text:span><text:span text:style-name="T4">(go back to top of page until letter is correctly recognized)</text:span></text:p>
      <text:p text:style-name="P28"/>
      <text:p text:style-name="P30"><text:tab/><text:span text:style-name="T2">(if word not recognized) </text:span>NAO: Deze letter is niet deel van het verstrekt alfabet. <text:tab/></text:p>
      <text:p text:style-name="P32"><text:span text:style-name="T19"><text:tab/><text:tab/><text:tab/></text:span><text:span text:style-name="T7">(go back to beginning of round loop)</text:span></text:p>
      <text:p text:style-name="P28"/>
      <text:p text:style-name="P34"><text:span text:style-name="T2">(if letter in word)</text:span> NAO <text:span text:style-name="T2">(random choice of)</text:span>:</text:p>
      <text:list xml:id="list5075791334024622104" text:style-name="L7">
        <text:list-item>
          <text:p text:style-name="P35">Goed gekozen</text:p>
        </text:list-item>
        <text:list-item>
          <text:p text:style-name="P35">Dit is juist</text:p>
        </text:list-item>
        <text:list-item>
          <text:p text:style-name="P35">Is goed!</text:p>
        </text:list-item>
      </text:list>
      <text:p text:style-name="P34"/>
      <text:p text:style-name="P34"><text:span text:style-name="T2">(if letter not in word)</text:span> NAO <text:span text:style-name="T2">(random choice of)</text:span>:</text:p>
      <text:list xml:id="list8150802895072632804" text:style-name="L8">
        <text:list-item>
          <text:p text:style-name="P36">Helaas zit deze letter niet in het woord!</text:p>
        </text:list-item>
        <text:list-item>
          <text:p text:style-name="P36">Dit was geen goede keuze.</text:p>
        </text:list-item>
        <text:list-item>
          <text:p text:style-name="P36">Helaas fout.</text:p>
        </text:list-item>
        <text:list-item>
          <text:p text:style-name="P36">Goed geprobeerd maar nee, deze letter zit er niet in.</text:p>
        </text:list-item>
      </text:list>
      <text:p text:style-name="P34"/>
      <text:p text:style-name="P34"><text:span text:style-name="T2">(if letter has already been guessed before)</text:span> NAO <text:span text:style-name="T2">(random choice of)</text:span>:</text:p>
      <text:p text:style-name="P34"><text:tab/><text:tab/><text:tab/><text:tab/>1. Je weet dat je deze letter al geraden heeft, toch?</text:p>
      <text:p text:style-name="P34"><text:s text:c="30"/><text:tab/><text:tab/><text:tab/>2. Die heb je al geraden!</text:p>
      <text:p text:style-name="P34"><text:s text:c="30"/><text:tab/><text:tab/><text:tab/>3. Je dient dezelfde letter niet te herhalen</text:p>
      <text:p text:style-name="P34"><text:soft-page-break/><text:span text:style-name="T2">(update game screen, go back to beginning of round loop)</text:span></text:p>
      <text:p text:style-name="P34"/>
      <text:p text:style-name="P37"><text:span text:style-name="T2">(if child has won) </text:span>NAO<text:span text:style-name="T2"> (random choice of):</text:span></text:p>
      <text:p text:style-name="P56">1. Woehoe, jij heeft gewonnen! En ik ben de verliezer.</text:p>
      <text:p text:style-name="P56">2. Jij bent de winnaar! En ik heb dit speel verloren.</text:p>
      <text:p text:style-name="P57">3. Gefeliciteerd! Jij heeft het speel gewonnen! Dat betenkent dat ik de <text:tab/>verliezer ben.</text:p>
      <text:p text:style-name="P57">4. Jij bent een professionele galgje speler, toch? Jij heeft gewonnen! Ik helaas <text:tab/>niet.</text:p>
      <text:p text:style-name="P52"/>
      <text:p text:style-name="P52"><text:span text:style-name="T2">(if NAO has won) </text:span>NAO<text:span text:style-name="T2"> (random choice of):</text:span></text:p>
      <text:p text:style-name="P56">1. Sukkel! Ik heb gewonnen!</text:p>
      <text:p text:style-name="P56">2. Oh nee, jij heeft verloren. Dat betekent dat ik de winnaar ben!</text:p>
      <text:p text:style-name="P58">3. <text:span text:style-name="T20">Helaas moet ik jij vertellen dat jij verloren hebt. Dat betekent dat ik <text:tab/>gewonnen heb!</text:span></text:p>
      <text:p text:style-name="P58">4. <text:span text:style-name="T20">Jij hebt verloren! En ik ben de winnaar!</text:span></text:p>
      <text:p text:style-name="P40"/>
      <text:p text:style-name="P38">NAO: Hmm, het woord was {word}. Daar schiet me nog een verhaaltje te <text:tab/>binnen!</text:p>
      <text:p text:style-name="P38"/>
      <text:p text:style-name="P20">(NAO tells another story and encourages child to do the same, then listens for end-of-speech signal)</text:p>
      <text:p text:style-name="P20"/>
      <text:p text:style-name="P50">End of round loop</text:p>
      <text:p text:style-name="P20"/>
      <text:p text:style-name="P38">NAO: Wil jij nog een partijtje spelen?</text:p>
      <text:p text:style-name="P38"/>
      <text:p text:style-name="P38"><text:tab/>NAO Ja: Tof! <text:span text:style-name="T2">(go back to beginning of game loop)</text:span></text:p>
      <text:p text:style-name="P38"/>
      <text:p text:style-name="P38"><text:span text:style-name="T2"><text:tab/></text:span>NAO Nee: Jammer, maar ok, dan gaan we iets anders doen!</text:p>
      <text:p text:style-name="P38"/>
      <text:p text:style-name="P50">End of game loop</text:p>
      <text:p text:style-name="P50"/>
      <text:p text:style-name="P38">NAO: Ik vond het ontzettend mooi met je te spelen! Wij moeten het echt eens herhalen!</text:p>
      <text:p text:style-name="P38"/>
      <text:p text:style-name="P20">(NAO waves for goodby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14:05:48.456117962</meta:creation-date>
    <dc:date>2016-07-02T16:55:20.334798494</dc:date>
    <meta:editing-duration>PT2H19M6S</meta:editing-duration>
    <meta:editing-cycles>8</meta:editing-cycles>
    <meta:generator>LibreOffice/4.2.8.2$Linux_x86 LibreOffice_project/420m0$Build-2</meta:generator>
    <meta:document-statistic meta:table-count="0" meta:image-count="0" meta:object-count="0" meta:page-count="5" meta:paragraph-count="120" meta:word-count="1354" meta:character-count="7554" meta:non-whitespace-character-count="6102"/>
  </office:meta>
</office:document-meta>
</file>